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language="fr" fo:country="FR"/>
    </style:style>
    <style:style style:name="P2" style:family="paragraph" style:parent-style-name="Heading_20_2">
      <style:text-properties officeooo:rsid="0024691c" officeooo:paragraph-rsid="0024691c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rsid="001d68ef" officeooo:paragraph-rsid="001d68ef"/>
    </style:style>
    <style:style style:name="P5" style:family="paragraph" style:parent-style-name="Text_20_body">
      <style:text-properties fo:language="fr" fo:country="FR" officeooo:rsid="001d68ef" officeooo:paragraph-rsid="001e3ee6"/>
    </style:style>
    <style:style style:name="P6" style:family="paragraph" style:parent-style-name="Text_20_body">
      <style:text-properties fo:language="fr" fo:country="FR" officeooo:rsid="001e3ee6" officeooo:paragraph-rsid="001e3ee6"/>
    </style:style>
    <style:style style:name="P7" style:family="paragraph" style:parent-style-name="Text_20_body">
      <style:text-properties fo:language="fr" fo:country="FR" officeooo:rsid="001f248a" officeooo:paragraph-rsid="001f248a"/>
    </style:style>
    <style:style style:name="P8" style:family="paragraph" style:parent-style-name="Text_20_body">
      <style:text-properties fo:language="fr" fo:country="FR" officeooo:paragraph-rsid="001f248a"/>
    </style:style>
    <style:style style:name="P9" style:family="paragraph" style:parent-style-name="Text_20_body" style:list-style-name="L3">
      <style:text-properties fo:language="fr" fo:country="FR"/>
    </style:style>
    <style:style style:name="P10" style:family="paragraph" style:parent-style-name="Text_20_body">
      <style:text-properties fo:language="fr" fo:country="FR" officeooo:rsid="002441d4" officeooo:paragraph-rsid="002441d4"/>
    </style:style>
    <style:style style:name="P11" style:family="paragraph" style:parent-style-name="Text_20_body" style:list-style-name="L4">
      <style:text-properties fo:language="fr" fo:country="FR" officeooo:rsid="002441d4" officeooo:paragraph-rsid="002441d4"/>
    </style:style>
    <style:style style:name="P12" style:family="paragraph" style:parent-style-name="Text_20_body">
      <style:text-properties fo:language="fr" fo:country="FR" officeooo:rsid="0024691c" officeooo:paragraph-rsid="0024691c"/>
    </style:style>
    <style:style style:name="P13" style:family="paragraph" style:parent-style-name="Text_20_body">
      <style:text-properties officeooo:rsid="001e3ee6" officeooo:paragraph-rsid="001e3ee6"/>
    </style:style>
    <style:style style:name="P14" style:family="paragraph" style:parent-style-name="Text_20_body" style:list-style-name="L3">
      <style:text-properties officeooo:paragraph-rsid="0020935c"/>
    </style:style>
    <style:style style:name="P15" style:family="paragraph" style:parent-style-name="Text_20_body" style:list-style-name="L3">
      <style:text-properties officeooo:rsid="00231367" officeooo:paragraph-rsid="00231367"/>
    </style:style>
    <style:style style:name="P16" style:family="paragraph" style:parent-style-name="Text_20_body">
      <style:text-properties officeooo:rsid="002441d4"/>
    </style:style>
    <style:style style:name="P17" style:family="paragraph" style:parent-style-name="Text_20_body">
      <style:text-properties officeooo:rsid="0024691c" officeooo:paragraph-rsid="0024691c"/>
    </style:style>
    <style:style style:name="P18" style:family="paragraph" style:parent-style-name="Text_20_body">
      <style:text-properties officeooo:rsid="0024ced2" officeooo:paragraph-rsid="0024ced2"/>
    </style:style>
    <style:style style:name="P19" style:family="paragraph" style:parent-style-name="Text_20_body">
      <style:text-properties officeooo:rsid="002707f6" officeooo:paragraph-rsid="002707f6"/>
    </style:style>
    <style:style style:name="P20" style:family="paragraph" style:parent-style-name="Heading_20_1">
      <style:text-properties fo:language="fr" fo:country="FR"/>
    </style:style>
    <style:style style:name="P21" style:family="paragraph" style:parent-style-name="Quotations">
      <style:text-properties officeooo:rsid="00269e0a" officeooo:paragraph-rsid="00269e0a"/>
    </style:style>
    <style:style style:name="P22" style:family="paragraph" style:parent-style-name="Quotations">
      <style:text-properties officeooo:rsid="002707f6" officeooo:paragraph-rsid="002707f6"/>
    </style:style>
    <style:style style:name="T1" style:family="text">
      <style:text-properties officeooo:rsid="001e3e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1f0e" style:font-weight-asian="bold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0935c"/>
    </style:style>
    <style:style style:name="T6" style:family="text">
      <style:text-properties fo:language="fr" fo:country="FR" officeooo:rsid="0022288b"/>
    </style:style>
    <style:style style:name="T7" style:family="text">
      <style:text-properties fo:language="fr" fo:country="FR" officeooo:rsid="002441d4"/>
    </style:style>
    <style:style style:name="T8" style:family="text">
      <style:text-properties fo:font-weight="normal" officeooo:rsid="001e3ee6" style:font-weight-asian="normal" style:font-weight-complex="normal"/>
    </style:style>
    <style:style style:name="T9" style:family="text">
      <style:text-properties officeooo:rsid="001f248a"/>
    </style:style>
    <style:style style:name="T10" style:family="text">
      <style:text-properties officeooo:rsid="00241f0e"/>
    </style:style>
    <style:style style:name="T11" style:family="text">
      <style:text-properties officeooo:rsid="002441d4"/>
    </style:style>
    <style:style style:name="T12" style:family="text">
      <style:text-properties officeooo:rsid="0024691c"/>
    </style:style>
    <style:style style:name="T13" style:family="text">
      <style:text-properties officeooo:rsid="00256c0b"/>
    </style:style>
    <style:style style:name="T14" style:family="text">
      <style:text-properties officeooo:rsid="00269e0a"/>
    </style:style>
    <style:style style:name="T15" style:family="text">
      <style:text-properties officeooo:rsid="002707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otations"><text:span text:style-name="T14">Prévoir</text:span> un utilisateur membres / screener / admin</text:p>
      <text:p text:style-name="P21"><text:span text:style-name="T15">Prévoir</text:span> <text:span text:style-name="T15">démo</text:span> du moteur de recherche</text:p>
      <text:p text:style-name="P22">Démo du cycle complet d’une photo</text:p>
      <text:h text:style-name="P20" text:outline-level="1">Présentation du nouveau site</text:h>
      <text:h text:style-name="P1" text:outline-level="2">Pour quoi ?</text:h>
      <text:p text:style-name="P3">Modernisation de la technologie (infrastructure) :</text:p>
      <text:list xml:id="list1271186584" text:style-name="L3">
        <text:list-item>
          <text:p text:style-name="P9">flexibilité à l’heure d’ajouter de nouvelles fonctions (ex : utilisateurs, <text:span text:style-name="T11">screeners</text:span>, liens avec réseaux sociaux, <text:span text:style-name="T11">bibliothèque de modules existants...</text:span>)</text:p>
        </text:list-item>
        <text:list-item>
          <text:p text:style-name="P14"><text:span text:style-name="T4">portabilité (pour l’hébergement ou pour le développement)</text:span></text:p>
        </text:list-item>
        <text:list-item>
          <text:p text:style-name="P14"><text:span text:style-name="T5">modularité : possibilité d’actualiser les éléments que deviennent obsolèt</text:span><text:span text:style-name="T6">e</text:span><text:span text:style-name="T5">s (ou payants) (ex : </text:span><text:span text:style-name="T6">serveurs de </text:span><text:span text:style-name="T5">base de données ou web)</text:span></text:p>
        </text:list-item>
        <text:list-item>
          <text:p text:style-name="P15"><text:span text:style-name="T7">scalabilité</text:span><text:span text:style-name="T4"> : puissance serveurs, </text:span><text:span text:style-name="T7">mémoire</text:span><text:span text:style-name="T4"> pour les photos…</text:span></text:p>
        </text:list-item>
      </text:list>
      <text:p text:style-name="P3">Pas de modifications graphiques significatives (mais peut-être c’est une bonne occasion ?)</text:p>
      <text:h text:style-name="P1" text:outline-level="2">Actuel :</text:h>
      <text:p text:style-name="P13"><text:span text:style-name="T4">Hébergement mutualisé</text:span></text:p>
      <text:p text:style-name="P3">Serveur web Apache maintenu par OVH</text:p>
      <text:p text:style-name="P8">Serveur database MYSQL (<text:span text:style-name="T9">serveur </text:span>OVH)</text:p>
      <text:p text:style-name="P3">Langages de programmation : PHP + JAVASCRIPT</text:p>
      <text:h text:style-name="P1" text:outline-level="2">Nouveau :</text:h>
      <text:p text:style-name="P13"><text:span text:style-name="T7">Hébergement</text:span><text:span text:style-name="T4"> CLOUD, ressources garanties</text:span></text:p>
      <text:p text:style-name="P3">Encapsulation DOCKER (<text:span text:style-name="T9">simplifie</text:span> la migration de <text:span text:style-name="T9">l’</text:span>hébergement et le travail en local)</text:p>
      <text:p text:style-name="P8"><text:span text:style-name="T9">Langage de programmation commun (JAVASCRIPT). <text:s/></text:span>NODE.JS &amp; <text:span text:style-name="T9">V</text:span>UEJS</text:p>
      <text:p text:style-name="P3">Database toujours MYSQL <text:span text:style-name="T9">(serveur géré par DOCKER)</text:span></text:p>
      <text:p text:style-name="P7">Adresses mail non inclues (peut-être pas nécessaires ?)</text:p>
      <text:h text:style-name="Heading_20_2" text:outline-level="2">Coût :</text:h>
      <text:p text:style-name="P4">Nouveau type <text:span text:style-name="T11">d’hébergement</text:span> (cloud / pay-as-you-go). On paie ce que l’on utilise</text:p>
      <text:p text:style-name="P4"><text:span text:style-name="T3">Estimation</text:span><text:span text:style-name="T10"> p</text:span>rix OVH (d’autres hébergeurs sont possibles)</text:p>
      <text:p text:style-name="P5">computing : <text:span text:style-name="T2">22 EUR HT/mois</text:span> (actuellement 6 EUR HT/mois)</text:p>
      <text:p text:style-name="P5">(config minimal, devrait suffire, performances difficiles à comparer avec <text:span text:style-name="T1">l’hébergement actuel car </text:span><text:soft-page-break/><text:span text:style-name="T8">ressources garanties </text:span><text:span text:style-name="T1">vs mutualisés)</text:span></text:p>
      <text:p text:style-name="P6">storage : <text:span text:style-name="T2">0,04 EUR HT/mois/Go</text:span></text:p>
      <text:h text:style-name="P2" text:outline-level="2">Qu’est-ce que je vais vous présenter ?</text:h>
      <text:p text:style-name="P17">Les fonctions principales sont terminés, mais le design du site ne l’est pas</text:p>
      <text:p text:style-name="P17">Quelques fonctions ne sont pas encore développées (ex : Journal ou Calendrier)</text:p>
      <text:p text:style-name="P17">Le site tourne dans un PC local. Peu testé en hébergement définitif</text:p>
      <text:h text:style-name="Heading_20_2" text:outline-level="2">Nouveautés</text:h>
      <text:p text:style-name="P16"><text:a xlink:type="simple" xlink:href="https://spotair.org/" text:style-name="Internet_20_link" text:visited-style-name="Visited_20_Internet_20_Link">https://spotair.org</text:a></text:p>
      <text:p text:style-name="P10">3 interfaces, tous accessibles à partir de la même adresse (après login)</text:p>
      <text:list xml:id="list1179230313" text:style-name="L4">
        <text:list-item>
          <text:p text:style-name="P11">Site publique <text:span text:style-name="T12">(login pas necessaire)</text:span></text:p>
        </text:list-item>
        <text:list-item>
          <text:p text:style-name="P11">Site membres (pictadd)</text:p>
        </text:list-item>
        <text:list-item>
          <text:p text:style-name="P11">Administration (+ screeners)</text:p>
        </text:list-item>
      </text:list>
      <text:h text:style-name="Heading_20_3" text:outline-level="3">Site publique</text:h>
      <text:p text:style-name="P17">Peu de nouveautés</text:p>
      <text:p text:style-name="P17">Galeries : même concept, avec un arbre de recherche simplifié</text:p>
      <text:p text:style-name="P17">Moteur de recherche amélioré <text:span text:style-name="T13">(attention : pas de recherche par catégories!)</text:span></text:p>
      <text:p text:style-name="P18"><text:span text:style-name="T13">Pas encore</text:span> développé (pour quoi ?) : Journal, Calendriers, Les news, Liens partenaires, Qui sommes nous…</text:p>
      <text:h text:style-name="Heading_20_3" text:outline-level="3">Site membres</text:h>
      <text:p text:style-name="P1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3T07:15:30.498206951</dc:date>
    <meta:editing-duration>PT26M23S</meta:editing-duration>
    <meta:editing-cycles>12</meta:editing-cycles>
    <meta:document-statistic meta:table-count="0" meta:image-count="0" meta:object-count="0" meta:page-count="2" meta:paragraph-count="44" meta:word-count="333" meta:character-count="2229" meta:non-whitespace-character-count="1946"/>
  </office:meta>
</office:document-meta>
</file>